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witch_to_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_to_row</text:p>
          </table:table-cell>
          <table:table-cell office:value-type="string" calcext:value-type="string">
            <text:p>with inde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6m12.374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0m0.014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/>
          <table:table-cell office:value-type="string" calcext:value-type="string">
            <text:p>no index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mport (col)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47.781s</text:p>
          </table:table-cell>
          <table:table-cell office:value-type="float" office:value="423440" calcext:value-type="float">
            <text:p>423440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11s</text:p>
          </table:table-cell>
          <table:table-cell/>
        </table:table-row>
        <table:table-row table:style-name="ro1">
          <table:table-cell office:value-type="string" calcext:value-type="string">
            <text:p>import (row)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m0.884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3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1.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 office:value-type="float" office:value="423440" calcext:value-type="float">
            <text:p>423440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5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</table:table-row>
        <table:table-row table:style-name="ro1">
          <table:table-cell office:value-type="string" calcext:value-type="string">
            <text:p>Q1.1_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0.024s</text:p>
          </table:table-cell>
          <table:table-cell office:value-type="float" office:value="379812" calcext:value-type="float">
            <text:p>379812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10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6s</text:p>
          </table:table-cell>
          <table:table-cell/>
        </table:table-row>
        <table:table-row table:style-name="ro1">
          <table:table-cell office:value-type="string" calcext:value-type="string">
            <text:p>Q1.1_10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0.022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9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5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02:12:06.706461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9:12:47.708604848</meta:creation-date>
    <dc:date>2018-03-19T02:28:38.898918873</dc:date>
    <meta:editing-duration>PT3H40M19S</meta:editing-duration>
    <meta:editing-cycles>2</meta:editing-cycles>
    <meta:generator>LibreOffice/5.1.6.2$Linux_X86_64 LibreOffice_project/10m0$Build-2</meta:generator>
    <meta:document-statistic meta:table-count="1" meta:cell-count="48" meta:object-count="0"/>
  </office:meta>
</office:document-meta>
</file>